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6528in" fo:margin-left="0.2639in" fo:margin-top="0.1in" fo:margin-bottom="0.1in" table:align="left"/>
    </style:style>
    <style:style style:name="Table3.A" style:family="table-column">
      <style:table-column-properties style:column-width="3.0556in"/>
    </style:style>
    <style:style style:name="Table3.B" style:family="table-column">
      <style:table-column-properties style:column-width="1.9444in"/>
    </style:style>
    <style:style style:name="Table3.C" style:family="table-column">
      <style:table-column-properties style:column-width="1.6528in"/>
    </style:style>
    <style:style style:name="Table3.1" style:family="table-row">
      <style:table-row-properties fo:background-color="transparent">
        <style:background-image/>
      </style:table-row-properties>
    </style:style>
    <style:style style:name="Table3.A1" style:family="table-cell">
      <style:table-cell-properties fo:background-color="#eeeeee" fo:padding="0.05in" fo:border="none">
        <style:background-image/>
      </style:table-cell-properties>
    </style:style>
    <style:style style:name="Table3.B2" style:family="table-cell">
      <style:table-cell-properties fo:background-color="#99cc99" fo:padding="0.05in" fo:border="none">
        <style:background-image/>
      </style:table-cell-properties>
    </style:style>
    <style:style style:name="Table3.B4" style:family="table-cell">
      <style:table-cell-properties fo:background-color="#ccffcc" fo:padding="0.05in" fo:border="none">
        <style:background-image/>
      </style:table-cell-properties>
    </style:style>
    <style:style style:name="Table3.B16" style:family="table-cell">
      <style:table-cell-properties fo:padding="0.05in" fo:border="none"/>
    </style:style>
    <style:style style:name="Table3.B17" style:family="table-cell">
      <style:table-cell-properties fo:padding="0.05in" fo:border="none"/>
    </style:style>
    <style:style style:name="Table3.B18" style:family="table-cell">
      <style:table-cell-properties fo:padding="0.05in" fo:border="none"/>
    </style:style>
    <style:style style:name="Table3.B19" style:family="table-cell">
      <style:table-cell-properties fo:padding="0.05in" fo:border="none"/>
    </style:style>
    <style:style style:name="Table3.B20" style:family="table-cell">
      <style:table-cell-properties fo:padding="0.05in" fo:border="none"/>
    </style:style>
    <style:style style:name="Table1" style:family="table">
      <style:table-properties style:width="6.6944in" fo:margin-left="0.2403in" table:align="left"/>
    </style:style>
    <style:style style:name="Table1.A" style:family="table-column">
      <style:table-column-properties style:column-width="1.6806in"/>
    </style:style>
    <style:style style:name="Table1.B" style:family="table-column">
      <style:table-column-properties style:column-width="5.0139in"/>
    </style:style>
    <style:style style:name="Table1.1" style:family="table-row">
      <style:table-row-properties fo:background-color="#eeeeee">
        <style:background-image/>
      </style:table-row-properties>
    </style:style>
    <style:style style:name="Table1.A1" style:family="table-cell">
      <style:table-cell-properties fo:padding="0.0403in" fo:border="none"/>
    </style:style>
    <style:style style:name="Table1.A2" style:family="table-cell">
      <style:table-cell-properties fo:background-color="#eeeeee" fo:padding="0.0403in" fo:border="none">
        <style:background-image/>
      </style:table-cell-properties>
    </style:style>
    <style:style style:name="Table1.B2" style:family="table-cell">
      <style:table-cell-properties fo:padding-left="0.0799in" fo:padding-right="0.0403in" fo:padding-top="0.0403in" fo:padding-bottom="0.0403in" fo:border="none"/>
    </style:style>
    <style:style style:name="Table1.B3" style:family="table-cell">
      <style:table-cell-properties fo:padding-left="0.0799in" fo:padding-right="0.0403in" fo:padding-top="0.0403in" fo:padding-bottom="0.0403in" fo:border="none"/>
    </style:style>
    <style:style style:name="Table1.B4" style:family="table-cell">
      <style:table-cell-properties fo:padding-left="0.0799in" fo:padding-right="0.0403in" fo:padding-top="0.0403in" fo:padding-bottom="0.0403in" fo:border="none"/>
    </style:style>
    <style:style style:name="Table1.B5" style:family="table-cell">
      <style:table-cell-properties fo:padding-left="0.0799in" fo:padding-right="0.0403in" fo:padding-top="0.0403in" fo:padding-bottom="0.0403in" fo:border="none"/>
    </style:style>
    <style:style style:name="Table1.B6" style:family="table-cell">
      <style:table-cell-properties fo:padding-left="0.0799in" fo:padding-right="0.0403in" fo:padding-top="0.0403in" fo:padding-bottom="0.0403in" fo:border="none"/>
    </style:style>
    <style:style style:name="Table1.B7" style:family="table-cell">
      <style:table-cell-properties fo:padding-left="0.0799in" fo:padding-right="0.0403in" fo:padding-top="0.0403in" fo:padding-bottom="0.0403in" fo:border="none"/>
    </style:style>
    <style:style style:name="Table1.B8" style:family="table-cell">
      <style:table-cell-properties fo:padding-left="0.0799in" fo:padding-right="0.0403in" fo:padding-top="0.0403in" fo:padding-bottom="0.0403in" fo:border="none"/>
    </style:style>
    <style:style style:name="Table1.B9" style:family="table-cell">
      <style:table-cell-properties fo:padding-left="0.0799in" fo:padding-right="0.0403in" fo:padding-top="0.0403in" fo:padding-bottom="0.0403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Footnote">
      <style:text-properties officeooo:rsid="00262b78" officeooo:paragraph-rsid="00262b78"/>
    </style:style>
    <style:style style:name="P4" style:family="paragraph" style:parent-style-name="Footnote">
      <style:text-properties officeooo:rsid="005878d2" officeooo:paragraph-rsid="005878d2"/>
    </style:style>
    <style:style style:name="P5" style:family="paragraph" style:parent-style-name="Footnote">
      <style:text-properties officeooo:rsid="006a5273" officeooo:paragraph-rsid="006a5273"/>
    </style:style>
    <style:style style:name="P6" style:family="paragraph" style:parent-style-name="Footnote">
      <style:text-properties officeooo:rsid="005214bb" officeooo:paragraph-rsid="005d563f"/>
    </style:style>
    <style:style style:name="P7" style:family="paragraph" style:parent-style-name="Footnote">
      <style:text-properties officeooo:rsid="006f27bf" officeooo:paragraph-rsid="006f27bf"/>
    </style:style>
    <style:style style:name="P8" style:family="paragraph" style:parent-style-name="Table_20_Contents">
      <style:paragraph-properties fo:text-align="center" style:justify-single-word="false"/>
      <style:text-properties fo:color="#000000" fo:font-size="11pt" fo:font-weight="bold" officeooo:rsid="006e097a" officeooo:paragraph-rsid="0066ee19" fo:background-color="transparent" style:font-weight-asian="bold" style:font-weight-complex="bold"/>
    </style:style>
    <style:style style:name="P9" style:family="paragraph" style:parent-style-name="Table_20_Contents">
      <style:paragraph-properties fo:text-align="center" style:justify-single-word="false"/>
      <style:text-properties fo:color="#000000" fo:font-size="11pt" fo:font-weight="bold" officeooo:rsid="006b0c9b" officeooo:paragraph-rsid="0066ee19" fo:background-color="transparent" style:font-weight-asian="bold" style:font-weight-complex="bold"/>
    </style:style>
    <style:style style:name="P10" style:family="paragraph" style:parent-style-name="Table_20_Contents">
      <style:paragraph-properties fo:text-align="center" style:justify-single-word="false"/>
      <style:text-properties fo:font-size="11pt" officeooo:rsid="006dc463" officeooo:paragraph-rsid="0066ee19"/>
    </style:style>
    <style:style style:name="P11" style:family="paragraph" style:parent-style-name="Table_20_Contents">
      <style:text-properties fo:font-size="11pt" officeooo:rsid="006dc463" officeooo:paragraph-rsid="0066ee19"/>
    </style:style>
    <style:style style:name="P12" style:family="paragraph" style:parent-style-name="Table_20_Contents">
      <style:paragraph-properties fo:text-align="center" style:justify-single-word="false"/>
      <style:text-properties fo:font-size="11pt" officeooo:rsid="006e097a" officeooo:paragraph-rsid="0066ee19"/>
    </style:style>
    <style:style style:name="P13" style:family="paragraph" style:parent-style-name="Table_20_Contents">
      <style:text-properties fo:font-size="11pt" officeooo:rsid="006e097a" officeooo:paragraph-rsid="0066ee19"/>
    </style:style>
    <style:style style:name="P14" style:family="paragraph" style:parent-style-name="Table_20_Contents">
      <style:text-properties fo:font-size="11pt" officeooo:rsid="006ed967" officeooo:paragraph-rsid="0066ee19"/>
    </style:style>
    <style:style style:name="P15" style:family="paragraph" style:parent-style-name="Table_20_Contents">
      <style:text-properties fo:font-size="11pt" officeooo:rsid="00684a0d" officeooo:paragraph-rsid="00684a0d"/>
    </style:style>
    <style:style style:name="P16" style:family="paragraph" style:parent-style-name="Table_20_Contents">
      <style:text-properties fo:font-size="11pt" officeooo:rsid="0068e7df" officeooo:paragraph-rsid="0068e7df"/>
    </style:style>
    <style:style style:name="P17" style:family="paragraph" style:parent-style-name="Table_20_Contents">
      <style:paragraph-properties fo:margin-left="0in" fo:margin-right="0in" fo:text-indent="0in" style:auto-text-indent="false"/>
      <style:text-properties fo:font-size="11pt" officeooo:rsid="00684a0d" officeooo:paragraph-rsid="00684a0d"/>
    </style:style>
    <style:style style:name="P18" style:family="paragraph" style:parent-style-name="Table_20_Contents">
      <style:paragraph-properties fo:margin-left="0in" fo:margin-right="0in" fo:text-indent="0in" style:auto-text-indent="false"/>
      <style:text-properties fo:font-size="11pt" officeooo:rsid="006a5273" officeooo:paragraph-rsid="006a5273"/>
    </style:style>
    <style:style style:name="P19" style:family="paragraph" style:parent-style-name="Table_20_Contents">
      <style:paragraph-properties fo:margin-left="0in" fo:margin-right="0in" fo:text-indent="0in" style:auto-text-indent="false"/>
      <style:text-properties fo:font-size="11pt" officeooo:rsid="0068e7df" officeooo:paragraph-rsid="0068e7df"/>
    </style:style>
    <style:style style:name="P20" style:family="paragraph" style:parent-style-name="Text_20_body">
      <style:text-properties officeooo:rsid="0066ee19" officeooo:paragraph-rsid="0066ee19"/>
    </style:style>
    <style:style style:name="P21" style:family="paragraph" style:parent-style-name="Text_20_body">
      <style:text-properties officeooo:paragraph-rsid="0066ee19"/>
    </style:style>
    <style:style style:name="P22" style:family="paragraph" style:parent-style-name="Text_20_body">
      <style:text-properties officeooo:rsid="00677859" officeooo:paragraph-rsid="00677859"/>
    </style:style>
    <style:style style:name="P23" style:family="paragraph" style:parent-style-name="Text_20_body">
      <style:text-properties officeooo:rsid="006a5273" officeooo:paragraph-rsid="006a5273"/>
    </style:style>
    <style:style style:name="P24" style:family="paragraph" style:parent-style-name="Text_20_body">
      <style:text-properties officeooo:paragraph-rsid="006a5273"/>
    </style:style>
    <style:style style:name="P25" style:family="paragraph" style:parent-style-name="Text_20_body">
      <style:text-properties officeooo:paragraph-rsid="004c343a"/>
    </style:style>
    <style:style style:name="P26" style:family="paragraph" style:parent-style-name="Text_20_body">
      <style:text-properties officeooo:rsid="001b2472" officeooo:paragraph-rsid="00677859"/>
    </style:style>
    <style:style style:name="P27" style:family="paragraph" style:parent-style-name="Text_20_body">
      <style:text-properties officeooo:rsid="006d6afc" officeooo:paragraph-rsid="006bd61a"/>
    </style:style>
    <style:style style:name="P28" style:family="paragraph" style:parent-style-name="Table_20_Heading">
      <style:text-properties fo:font-size="11pt" officeooo:rsid="00684a0d" officeooo:paragraph-rsid="00684a0d"/>
    </style:style>
    <style:style style:name="P29" style:family="paragraph" style:parent-style-name="Table_20_Heading">
      <style:text-properties fo:font-size="11pt" fo:font-weight="bold" officeooo:rsid="0068e7df" officeooo:paragraph-rsid="0068e7df" style:font-weight-asian="bold" style:font-weight-complex="bold"/>
    </style:style>
    <style:style style:name="P30" style:family="paragraph" style:parent-style-name="Text_20_body" style:list-style-name="L4">
      <style:text-properties officeooo:rsid="003a451d" officeooo:paragraph-rsid="0066ee19"/>
    </style:style>
    <style:style style:name="P31" style:family="paragraph" style:parent-style-name="Text_20_body" style:list-style-name="L4">
      <style:text-properties officeooo:rsid="004906d7" officeooo:paragraph-rsid="0066ee19"/>
    </style:style>
    <style:style style:name="P32" style:family="paragraph" style:parent-style-name="Heading_20_1">
      <style:text-properties officeooo:rsid="0066ee19" officeooo:paragraph-rsid="0066ee19"/>
    </style:style>
    <style:style style:name="P33" style:family="paragraph" style:parent-style-name="Heading_20_1">
      <style:text-properties officeooo:paragraph-rsid="0066ee19"/>
    </style:style>
    <style:style style:name="P34" style:family="paragraph" style:parent-style-name="Heading_20_1" style:list-style-name="">
      <style:paragraph-properties>
        <style:tab-stops/>
      </style:paragraph-properties>
      <style:text-properties officeooo:rsid="00677859" officeooo:paragraph-rsid="00677859"/>
    </style:style>
    <style:style style:name="P35" style:family="paragraph" style:parent-style-name="Heading_20_1">
      <style:text-properties officeooo:rsid="006a5273" officeooo:paragraph-rsid="006a5273"/>
    </style:style>
    <style:style style:name="P36" style:family="paragraph" style:parent-style-name="Heading_20_1">
      <style:text-properties officeooo:paragraph-rsid="001b2472"/>
    </style:style>
    <style:style style:name="P37" style:family="paragraph" style:parent-style-name="Heading_20_1" style:master-page-name="First_20_Page">
      <style:paragraph-properties style:page-number="auto"/>
      <style:text-properties officeooo:rsid="0066ee19" officeooo:paragraph-rsid="0066ee19"/>
    </style:style>
    <style:style style:name="P38" style:family="paragraph" style:parent-style-name="Heading_20_1">
      <style:paragraph-properties fo:break-before="page"/>
      <style:text-properties officeooo:rsid="00677859" officeooo:paragraph-rsid="00677859"/>
    </style:style>
    <style:style style:name="P39" style:family="paragraph" style:parent-style-name="Table_20_Contents">
      <style:paragraph-properties fo:text-align="center" style:justify-single-word="false"/>
      <style:text-properties fo:font-size="11pt" officeooo:rsid="00761503" officeooo:paragraph-rsid="00761503"/>
    </style:style>
    <style:style style:name="P40" style:family="paragraph" style:parent-style-name="Table_20_Contents" style:list-style-name="L5">
      <style:paragraph-properties fo:margin-left="0.4925in" fo:margin-right="0in" fo:text-indent="-0.25in" style:auto-text-indent="false"/>
      <style:text-properties fo:font-size="11pt" officeooo:rsid="00684a0d" officeooo:paragraph-rsid="00684a0d"/>
    </style:style>
    <style:style style:name="P41" style:family="paragraph" style:parent-style-name="Table_20_Contents" style:list-style-name="L5">
      <style:paragraph-properties fo:margin-left="0.4925in" fo:margin-right="0in" fo:text-indent="-0.25in" style:auto-text-indent="false"/>
      <style:text-properties fo:font-size="11pt" officeooo:rsid="0068e7df" officeooo:paragraph-rsid="0068e7df"/>
    </style:style>
    <style:style style:name="P42" style:family="paragraph">
      <style:paragraph-properties fo:line-height="80%" fo:text-align="end"/>
    </style:style>
    <style:style style:name="P43" style:family="paragraph">
      <style:paragraph-properties fo:line-height="80%" fo:text-align="end"/>
      <style:text-properties style:font-name="Khula2" fo:font-size="14pt" style:font-size-asian="14pt" style:font-size-complex="14pt"/>
    </style:style>
    <style:style style:name="T1" style:family="text">
      <style:text-properties officeooo:rsid="006b7f94"/>
    </style:style>
    <style:style style:name="T2" style:family="text">
      <style:text-properties officeooo:rsid="003f1659"/>
    </style:style>
    <style:style style:name="T3" style:family="text">
      <style:text-properties officeooo:rsid="003bd107"/>
    </style:style>
    <style:style style:name="T4" style:family="text">
      <style:text-properties officeooo:rsid="0014fce0"/>
    </style:style>
    <style:style style:name="T5" style:family="text">
      <style:text-properties officeooo:rsid="001b2472"/>
    </style:style>
    <style:style style:name="T6" style:family="text">
      <style:text-properties officeooo:rsid="004c343a"/>
    </style:style>
    <style:style style:name="T7" style:family="text">
      <style:text-properties officeooo:rsid="00500498"/>
    </style:style>
    <style:style style:name="T8" style:family="text">
      <style:text-properties fo:color="#000000"/>
    </style:style>
    <style:style style:name="T9" style:family="text">
      <style:text-properties fo:color="#000000" officeooo:rsid="004c343a"/>
    </style:style>
    <style:style style:name="T10" style:family="text">
      <style:text-properties fo:color="#000000" officeooo:rsid="00265015"/>
    </style:style>
    <style:style style:name="T11" style:family="text">
      <style:text-properties fo:color="#000000" officeooo:rsid="005d563f"/>
    </style:style>
    <style:style style:name="T12" style:family="text">
      <style:text-properties fo:color="#000000" officeooo:rsid="006aef8e"/>
    </style:style>
    <style:style style:name="T13" style:family="text">
      <style:text-properties officeooo:rsid="0058a8b3"/>
    </style:style>
    <style:style style:name="T14" style:family="text">
      <style:text-properties officeooo:rsid="00591efd"/>
    </style:style>
    <style:style style:name="T15" style:family="text">
      <style:text-properties officeooo:rsid="0066ee19"/>
    </style:style>
    <style:style style:name="T16" style:family="text">
      <style:text-properties officeooo:rsid="006e097a"/>
    </style:style>
    <style:style style:name="T17" style:family="text">
      <style:text-properties officeooo:rsid="0080c191"/>
    </style:style>
    <style:style style:name="T18" style:family="text">
      <style:text-properties officeooo:rsid="006ed967"/>
    </style:style>
    <style:style style:name="T19" style:family="text">
      <style:text-properties officeooo:rsid="001e519d"/>
    </style:style>
    <style:style style:name="T20" style:family="text">
      <style:text-properties officeooo:rsid="00677859"/>
    </style:style>
    <style:style style:name="T21" style:family="text">
      <style:text-properties officeooo:rsid="0068e7df"/>
    </style:style>
    <style:style style:name="T22" style:family="text">
      <style:text-properties officeooo:rsid="006a5273"/>
    </style:style>
    <style:style style:name="T23" style:family="text">
      <style:text-properties officeooo:rsid="006aef8e"/>
    </style:style>
    <style:style style:name="T24" style:family="text">
      <style:text-properties officeooo:rsid="006aef8e" style:font-size-asian="10.5pt"/>
    </style:style>
    <style:style style:name="T25" style:family="text">
      <style:text-properties officeooo:rsid="006e9102"/>
    </style:style>
    <style:style style:name="T26" style:family="text">
      <style:text-properties officeooo:rsid="007124cc"/>
    </style:style>
    <style:style style:name="T27" style:family="text">
      <style:text-properties officeooo:rsid="00761503"/>
    </style:style>
    <style:style style:name="T28" style:family="text">
      <style:text-properties officeooo:rsid="00775c58"/>
    </style:style>
    <style:style style:name="T29" style:family="text">
      <style:text-properties officeooo:rsid="0077d0c9"/>
    </style:style>
    <style:style style:name="T30" style:family="text">
      <style:text-properties style:font-name="Khula2" fo:font-size="16pt" fo:font-weight="bold" style:font-size-asian="16pt" style:font-weight-asian="bold" style:font-size-complex="16pt" style:font-weight-complex="bold"/>
    </style:style>
    <style:style style:name="T31" style:family="text">
      <style:text-properties style:font-name="Khula2"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314004" draw:fill="none" draw:fill-color="#ffffff" fo:min-height="0.4862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7" draw:style-name="gr1" draw:text-style-name="P43" svg:width="2.398in" svg:height="0.8579in" svg:x="5.3209in" svg:y="1.3945in">
        <draw:text-box>
          <text:p text:style-name="P42"><text:span text:style-name="T30">Nexus</text:span></text:p>
          <text:p text:style-name="P42"><text:span text:style-name="T31">Technical Specifications</text:span></text:p>
          <text:p text:style-name="P42"><text:span text:style-name="T31">and Micro-grant Details</text:span></text:p>
        </draw:text-box>
      </draw:frame>
      <text:h text:style-name="P37" text:outline-level="1">Overview</text:h>
      <text:p text:style-name="P21"><text:span text:style-name="T2">The</text:span> <text:span text:style-name="T7">Nexus Global Web Conference Center provides reliable and sophisticated </text:span>group collaboration using <text:span text:style-name="T3">internet-connected </text:span>laptop<text:span text:style-name="T3">s</text:span>, table<text:span text:style-name="T3">ts and cell phones</text:span>. <text:span text:style-name="T20">See </text:span><text:a xlink:type="simple" xlink:href="http://northbridgetech.org/downloads/Northbridge_web_conference_center.pdf"><text:span text:style-name="T20">Feature Overview </text:span></text:a><text:span text:style-name="T20"><text:note text:id="ftn1" text:note-class="footnote"><text:note-citation>1</text:note-citation><text:note-body><text:p text:style-name="P7">http://northbridgetech.org/downloads/Northbridge_web_conference_center.pdf</text:p></text:note-body></text:note></text:span><text:span text:style-name="T20"> for a description of how web conferencing can extend the impact of Northbridge partners.</text:span></text:p>
      <text:p text:style-name="P21"><text:span text:style-name="T4">As a US 501(c)(3) organization, Northbridge maintains Nexus by means of m</text:span>icro-grant<text:span text:style-name="T5">s</text:span><text:span text:style-name="T5"><text:note text:id="ftn2" text:note-class="footnote"><text:note-citation>2</text:note-citation><text:note-body><text:p text:style-name="P4">Depending on small donations from motivated individuals allows <text:span text:style-name="T13">Northbridge</text:span> to use crowd funding techniques in order to support Nexus <text:span text:style-name="T14">and </text:span>also to enhance th<text:span text:style-name="T13">e</text:span> overall <text:span text:style-name="T13">cooperative, community </text:span>focus that Northbridge champions.</text:p></text:note-body></text:note></text:span><text:span text:style-name="T5"> from the general public. </text:span></text:p>
      <text:h text:style-name="P32" text:outline-level="1">How the Micro-grant Program Works</text:h>
      <text:p text:style-name="P26">A tax-exempt micro-grant of as little as $50 to Northbridge Technology Alliance allows us to activate one Northbridge partner for one full year in the Nexus Global Web Conference Center.</text:p>
      <text:p text:style-name="P20">When an authorized Northbridge partner wishes to make use of Nexus to advance their mission, they have two options for obtaining the micro-grant that will sustain the use of this sophisticated tool.</text:p>
      <text:list xml:id="list495216240808328781" text:style-name="L4">
        <text:list-item>
          <text:p text:style-name="P30">Northbridge maintains a pool of micro-grants that have originated from our own support base and we direct them to our qualified partners using a prioritized wait list. This is the most traditional approach and requires that our qualified partners await micro-grant funding in order for their service to be activated.</text:p>
        </text:list-item>
        <text:list-item>
          <text:p text:style-name="P31">Northbridge supplies easy-to-understand, social media friendly materials to our qualified partners that they may use to locate a micro-grant source from within their own support base.</text:p>
        </text:list-item>
      </text:list>
      <text:p text:style-name="P27">As soon as a micro-grant has been awarded to a Northbridge partner, their service in Nexus is ready for activation.</text:p>
      <text:h text:style-name="P33" text:outline-level="1"><text:span text:style-name="T15">Micro-grant Funding Levels</text:span> <text:span text:style-name="T19"><text:s/></text:span></text:h>
      <text:p text:style-name="P20">There are two micro-grant levels that can be awarded to a Northbridge partner in order to sustain their use of Nexus for one year: $50 and $100.</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8">Micro-grant Level</text:p>
            </table:table-cell>
            <table:table-cell table:style-name="Table3.A1" office:value-type="string">
              <text:p text:style-name="P9">$50</text:p>
            </table:table-cell>
            <table:table-cell table:style-name="Table3.A1" office:value-type="string">
              <text:p text:style-name="P9">$100</text:p>
            </table:table-cell>
          </table:table-row>
        </table:table-header-rows>
        <table:table-row table:style-name="Table3.1">
          <table:table-cell table:style-name="Table3.A1" office:value-type="string">
            <text:p text:style-name="P11"><text:span text:style-name="T16">Interactive r</text:span>oom seats</text:p>
          </table:table-cell>
          <table:table-cell table:style-name="Table3.B2" office:value-type="string">
            <text:p text:style-name="P10">10</text:p>
          </table:table-cell>
          <table:table-cell table:style-name="Table3.B2" office:value-type="string">
            <text:p text:style-name="P10">25</text:p>
          </table:table-cell>
        </table:table-row>
        <table:table-row table:style-name="Table3.1">
          <table:table-cell table:style-name="Table3.A1" office:value-type="string">
            <text:p text:style-name="P11"><text:span text:style-name="T16">Scheduled m</text:span>eeting minutes</text:p>
          </table:table-cell>
          <table:table-cell table:style-name="Table3.B2" office:value-type="string">
            <text:p text:style-name="P10">Unlimited</text:p>
          </table:table-cell>
          <table:table-cell table:style-name="Table3.B2" office:value-type="string">
            <text:p text:style-name="P10"><text:span text:style-name="T17">U</text:span>nlimited</text:p>
          </table:table-cell>
        </table:table-row>
        <table:table-row table:style-name="Table3.1">
          <table:table-cell table:style-name="Table3.A1" office:value-type="string">
            <text:p text:style-name="P13">On-demand meeting minutes</text:p>
          </table:table-cell>
          <table:table-cell table:style-name="Table3.B4" office:value-type="string">
            <text:p text:style-name="P12">Unlimited <text:span text:style-name="T27">when</text:span> available</text:p>
          </table:table-cell>
          <table:table-cell table:style-name="Table3.B2" office:value-type="string">
            <text:p text:style-name="P12">Unlimited</text:p>
          </table:table-cell>
        </table:table-row>
        <table:table-row table:style-name="Table3.1">
          <table:table-cell table:style-name="Table3.A1" office:value-type="string">
            <text:p text:style-name="P14"><text:span text:style-name="T27">Personal </text:span>Training</text:p>
          </table:table-cell>
          <table:table-cell table:style-name="Table3.B2" office:value-type="string">
            <text:p text:style-name="P39">Unlimited</text:p>
          </table:table-cell>
          <table:table-cell table:style-name="Table3.B2" office:value-type="string">
            <text:p text:style-name="P39">Unlimited</text:p>
          </table:table-cell>
        </table:table-row>
        <table:table-row table:style-name="Table3.1">
          <table:table-cell table:style-name="Table3.A1" office:value-type="string">
            <text:p text:style-name="P11"><text:span text:style-name="T18">Mobile</text:span>-<text:span text:style-name="T18">enabled </text:span>audio</text:p>
          </table:table-cell>
          <table:table-cell table:style-name="Table3.B2" office:value-type="string">
            <text:p text:style-name="P10"><text:span text:style-name="T18">Y</text:span>es</text:p>
          </table:table-cell>
          <table:table-cell table:style-name="Table3.B2" office:value-type="string">
            <text:p text:style-name="P10"><text:span text:style-name="T18">Y</text:span>es</text:p>
          </table:table-cell>
        </table:table-row>
        <table:table-row table:style-name="Table3.1">
          <table:table-cell table:style-name="Table3.A1" office:value-type="string">
            <text:p text:style-name="P11"><text:span text:style-name="T16">Non-commercial, a</text:span>d-free</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1">Whiteboard</text:p>
          </table:table-cell>
          <table:table-cell table:style-name="Table3.B2" office:value-type="string">
            <text:p text:style-name="P10">Yes</text:p>
          </table:table-cell>
          <table:table-cell table:style-name="Table3.B2" office:value-type="string">
            <text:p text:style-name="P10">Yes</text:p>
          </table:table-cell>
        </table:table-row>
        <table:table-row table:style-name="Table3.1">
          <table:table-cell table:style-name="Table3.A1" office:value-type="string">
            <text:p text:style-name="P13">All-way video chat</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Room layout customization</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Multiple room hosts</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Screen shar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chat, public and private</text:p>
          </table:table-cell>
          <table:table-cell table:style-name="Table3.B2" office:value-type="string">
            <text:p text:style-name="P12">Yes</text:p>
          </table:table-cell>
          <table:table-cell table:style-name="Table3.B2" office:value-type="string">
            <text:p text:style-name="P12">Yes</text:p>
          </table:table-cell>
        </table:table-row>
        <table:table-row table:style-name="Table3.1">
          <table:table-cell table:style-name="Table3.A1" office:value-type="string">
            <text:p text:style-name="P13">In-meeting file presentation</text:p>
          </table:table-cell>
          <table:table-cell table:style-name="Table3.B2" office:value-type="string">
            <text:p text:style-name="P12">Unlimited</text:p>
          </table:table-cell>
          <table:table-cell table:style-name="Table3.B2" office:value-type="string">
            <text:p text:style-name="P12">Unlimited</text:p>
          </table:table-cell>
        </table:table-row>
        <table:table-row table:style-name="Table3.1">
          <table:table-cell table:style-name="Table3.A1" office:value-type="string">
            <text:p text:style-name="P11"><text:span text:style-name="T16">Post-meeting f</text:span>ile archiving</text:p>
          </table:table-cell>
          <table:table-cell table:style-name="Table3.B2" office:value-type="string">
            <text:p text:style-name="P12">30-day</text:p>
          </table:table-cell>
          <table:table-cell table:style-name="Table3.B2" office:value-type="string">
            <text:p text:style-name="P12">Unlimited</text:p>
          </table:table-cell>
        </table:table-row>
        <table:table-row table:style-name="Table3.1">
          <table:table-cell table:style-name="Table3.A1" office:value-type="string">
            <text:p text:style-name="P13">Webinar streaming</text:p>
          </table:table-cell>
          <table:table-cell table:style-name="Table3.B16" office:value-type="string">
            <text:p text:style-name="P12">No</text:p>
          </table:table-cell>
          <table:table-cell table:style-name="Table3.B2" office:value-type="string">
            <text:p text:style-name="P12">200 Seats</text:p>
          </table:table-cell>
        </table:table-row>
        <table:table-row table:style-name="Table3.1">
          <table:table-cell table:style-name="Table3.A1" office:value-type="string">
            <text:p text:style-name="P13">Recording and playback</text:p>
          </table:table-cell>
          <table:table-cell table:style-name="Table3.B17"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Post-meeting attendance reporting</text:p>
          </table:table-cell>
          <table:table-cell table:style-name="Table3.B18" office:value-type="string">
            <text:p text:style-name="P12">No</text:p>
          </table:table-cell>
          <table:table-cell table:style-name="Table3.B2" office:value-type="string">
            <text:p text:style-name="P12">Yes</text:p>
          </table:table-cell>
        </table:table-row>
        <table:table-row table:style-name="Table3.1">
          <table:table-cell table:style-name="Table3.A1" office:value-type="string">
            <text:p text:style-name="P13">Attendee communication tools</text:p>
          </table:table-cell>
          <table:table-cell table:style-name="Table3.B19" office:value-type="string">
            <text:p text:style-name="P12">No</text:p>
          </table:table-cell>
          <table:table-cell table:style-name="Table3.B2" office:value-type="string">
            <text:p text:style-name="P12"><text:span text:style-name="T18">Y</text:span>es</text:p>
          </table:table-cell>
        </table:table-row>
        <table:table-row table:style-name="Table3.1">
          <table:table-cell table:style-name="Table3.A1" office:value-type="string">
            <text:p text:style-name="P13"><text:span text:style-name="T15">Custom r</text:span>oom label<text:span text:style-name="T15">ing (white label)</text:span></text:p>
          </table:table-cell>
          <table:table-cell table:style-name="Table3.B20" office:value-type="string">
            <text:p text:style-name="P12">No</text:p>
          </table:table-cell>
          <table:table-cell table:style-name="Table3.B2" office:value-type="string">
            <text:p text:style-name="P12">Yes</text:p>
          </table:table-cell>
        </table:table-row>
      </table:table>
      <text:h text:style-name="P34" text:outline-level="1"/>
      <text:h text:style-name="P38" text:outline-level="1">Technical Requirements</text:h>
      <text:p text:style-name="P22"><text:span text:style-name="T2">The</text:span> <text:span text:style-name="T7">Nexus Global Web Conference Center </text:span>requires a certain level of user system capabilities that are <text:s/>fairly typical of most desktop and laptop systems in use today. As a browser-based application, Nexus uses features that are already likely to be installed or available in your web browsing setup</text:p>
      <table:table table:name="Table1" table:style-name="Table1">
        <table:table-column table:style-name="Table1.A"/>
        <table:table-column table:style-name="Table1.B"/>
        <table:table-header-rows>
          <table:table-row table:style-name="Table1.1">
            <table:table-cell table:style-name="Table1.A1" office:value-type="string">
              <text:p text:style-name="P28">Component</text:p>
            </table:table-cell>
            <table:table-cell table:style-name="Table1.A1" office:value-type="string">
              <text:p text:style-name="P29">Requirement</text:p>
            </table:table-cell>
          </table:table-row>
        </table:table-header-rows>
        <table:table-row>
          <table:table-cell table:style-name="Table1.A2" office:value-type="string">
            <text:p text:style-name="P15">Web Browser</text:p>
          </table:table-cell>
          <table:table-cell table:style-name="Table1.B2" office:value-type="string">
            <text:p text:style-name="P17"><text:span text:style-name="T22">Later versions of </text:span>Chrome, <text:span text:style-name="T21">Safari, </text:span>Internet Explorer, <text:span text:style-name="T22">or </text:span>Firefox</text:p>
          </table:table-cell>
        </table:table-row>
        <table:table-row>
          <table:table-cell table:style-name="Table1.A2" office:value-type="string">
            <text:p text:style-name="P15">Browser Plugins</text:p>
          </table:table-cell>
          <table:table-cell table:style-name="Table1.B6" office:value-type="string">
            <text:list xml:id="list3629921638279992695" text:style-name="L5">
              <text:list-item>
                <text:p text:style-name="P40">Flash <text:span text:style-name="T21">P</text:span>layer version 11.2 or higher <text:span text:style-name="T21">for any user to connect to the conference room</text:span></text:p>
              </text:list-item>
              <text:list-item>
                <text:p text:style-name="P41">Java Player is required only for desktop sharing. (<text:span text:style-name="T25">N</text:span>ot available in Chrome.<text:span text:style-name="T25">)</text:span></text:p>
              </text:list-item>
            </text:list>
          </table:table-cell>
        </table:table-row>
        <table:table-row>
          <table:table-cell table:style-name="Table1.A2" office:value-type="string">
            <text:p text:style-name="P15">Internet Connection Speed</text:p>
          </table:table-cell>
          <table:table-cell table:style-name="Table1.B6" office:value-type="string">
            <text:p text:style-name="P17">Download: <text:s text:c="2"/>At least 1 Mbit<text:span text:style-name="T22">s</text:span>/sec</text:p>
            <text:p text:style-name="P17">Upload: <text:s text:c="7"/><text:span text:style-name="T22">At</text:span> least .5 Mbits/sec</text:p>
            <text:p text:style-name="P18">Wired connectivity typically performs best, but a strong wireless signal will work.</text:p>
          </table:table-cell>
        </table:table-row>
        <table:table-row>
          <table:table-cell table:style-name="Table1.A2" office:value-type="string">
            <text:p text:style-name="P16">Speaker</text:p>
          </table:table-cell>
          <table:table-cell table:style-name="Table1.B6" office:value-type="string">
            <text:p text:style-name="P19">Any connecting system must have an audio output jack capable of supporting earbuds, earphones, or a headset.</text:p>
          </table:table-cell>
        </table:table-row>
        <table:table-row>
          <table:table-cell table:style-name="Table1.A2" office:value-type="string">
            <text:p text:style-name="P16">Microphone</text:p>
          </table:table-cell>
          <table:table-cell table:style-name="Table1.B6" office:value-type="string">
            <text:p text:style-name="P19">In order for an attendee to speak into the conference, their system must have a microphone. (Without a microphone they can hear others, but not talk.)</text:p>
          </table:table-cell>
        </table:table-row>
        <table:table-row>
          <table:table-cell table:style-name="Table1.A2" office:value-type="string">
            <text:p text:style-name="P16">Camera</text:p>
          </table:table-cell>
          <table:table-cell table:style-name="Table1.B7" office:value-type="string">
            <text:p text:style-name="P19">In order for an attendee to broadcast their video, their system must have a camera. (Without a camera they can see others, but others cannot see them.)</text:p>
          </table:table-cell>
        </table:table-row>
        <table:table-row>
          <table:table-cell table:style-name="Table1.A2" office:value-type="string">
            <text:p text:style-name="P16">System CPU</text:p>
          </table:table-cell>
          <table:table-cell table:style-name="Table1.B8" office:value-type="string">
            <text:p text:style-name="P19">For optimal experience, a connecting system should have 2 Gigabytes of RAM and have other application<text:span text:style-name="T22">s</text:span> closed.</text:p>
          </table:table-cell>
        </table:table-row>
        <table:table-row>
          <table:table-cell table:style-name="Table1.A2" office:value-type="string">
            <text:p text:style-name="P16">Mobile</text:p>
          </table:table-cell>
          <table:table-cell table:style-name="Table1.B9" office:value-type="string">
            <text:p text:style-name="P19">The <text:span text:style-name="T26">web </text:span>conference room is so full-featured as to require a laptop <text:span text:style-name="T26">or tablet </text:span>size display. However, mobile audio-only connectivity is possible using Skype.</text:p>
          </table:table-cell>
        </table:table-row>
      </table:table>
      <text:h text:style-name="P35" text:outline-level="1"><text:soft-page-break/>Technical Checking</text:h>
      <text:p text:style-name="P23">Northbridge provides a technical check for any system from the <text:a xlink:type="simple" xlink:href="http://northbridgetech.org/">Conference Demo</text:a><text:note text:id="ftn3" text:note-class="footnote"><text:note-citation>3</text:note-citation><text:note-body><text:p text:style-name="P5">http://northbridgetech.org</text:p></text:note-body></text:note> page of our public web site.</text:p>
      <text:h text:style-name="P35" text:outline-level="1">Training</text:h>
      <text:p text:style-name="P24">Corporations of all structures and sizes report that there is a learning curve associated with incorporating web conferencing practices into their overall communication strategies. <text:s/>We recognize that it is essential for organizations to become fluent and confident in the use of web conference tools in order for the benefits of web conferencing to be fully realized.</text:p>
      <text:p text:style-name="P24">Therefore, in fulfillment of our mission, we include high-quality, <text:span text:style-name="T28">in-person</text:span> training with every conference package. <text:span text:style-name="T22">We require certification in meeting attendance by a percentage of the team who intends to use Nexus. The certification is brief and ensures that participants are able to achieve levels of user adoption levels that will make a difference in their mission. Training and certification details are made available at the time of service activation.</text:span></text:p>
      <text:h text:style-name="P36" text:outline-level="1">Eligib<text:span text:style-name="T6">ility</text:span></text:h>
      <text:p text:style-name="P25"><text:span text:style-name="T23">The Nexus </text:span><text:a xlink:type="simple" xlink:href="" text:style-name="Internet_20_link" text:visited-style-name="Visited_20_Internet_20_Link"><text:span text:style-name="T24">Global</text:span></text:a><text:span text:style-name="T23"> Web Conference Center is only available to qualified Northbridge partners. </text:span><text:span text:style-name="T11">See </text:span><text:a xlink:type="simple" xlink:href="http://northbridgetech.org/downloads/Northbridge_partnership.pdf">Partner Application Details</text:a><text:note text:id="ftn4" text:note-class="footnote"><text:note-citation>4</text:note-citation><text:note-body><text:p text:style-name="P6">http://northbridgetech.org/download<text:span text:style-name="T23">s</text:span>/<text:span text:style-name="T23">Northbridge_partnership</text:span>.pdf</text:p></text:note-body></text:note><text:span text:style-name="T9"> for </text:span><text:span text:style-name="T12">more information</text:span><text:span text:style-name="T11">. </text:span><text:a xlink:type="simple" xlink:href="http://northbridgetech.org/index.php?view=apply">Apply </text:a><text:a xlink:type="simple" xlink:href="http://northbridgetech.org/index.php?view=apply"><text:span text:style-name="T29">for partnership</text:span></text:a><text:span text:style-name="T8"><text:note text:id="ftn5" text:note-class="footnote"><text:note-citation>5</text:note-citation><text:note-body><text:p text:style-name="P3">http://northbridgetech.org?<text:span text:style-name="T29">view=apply</text:span></text:p></text:note-body></text:note></text:span><text:span text:style-name="T8"> </text:span><text:span text:style-name="T10">at the Northbridge Technology Alliance web sit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T1" style:family="text">
      <style:text-properties officeooo:rsid="006b7f9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5"><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3"><draw:image xlink:href="Pictures/10000000000000C8000000C829C29D22.jpg" xlink:type="simple" xlink:show="embed" xlink:actuate="onLoad"/></draw:frame><text:span text:style-name="MT1">Technical Specification and Micro-grant Details</text:span> <text:s text:c="3"/><text:page-number text:select-page="current">4</text:page-number> / <text:page-count>4</text:page-count></text:p>
      </style:footer>
      <style:footer-first>
        <text:p text:style-name="MP2"><draw:frame draw:style-name="Mfr1" draw:name="Image5" text:anchor-type="paragraph" svg:x="0.0681in" svg:y="-0.0374in" svg:width="0.3075in" svg:height="0.3075in" draw:z-index="6"><draw:image xlink:href="Pictures/10000000000000C8000000C829C29D22.jpg" xlink:type="simple" xlink:show="embed" xlink:actuate="onLoad"/></draw:frame><text:span text:style-name="MT1">Technical Specification and Micro-grant Details</text:span> <text:s text:c="3"/><text:page-number text:select-page="current">2</text:page-number> / <text:page-count>4</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4"><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1H30M45S</meta:editing-duration>
    <meta:editing-cycles>19</meta:editing-cycles>
    <meta:generator>LibreOffice/4.2.8.2$Linux_X86_64 LibreOffice_project/420m0$Build-2</meta:generator>
    <dc:title>nta_whitepaper</dc:title>
    <dc:date>2015-05-07T11:08:17.118192850</dc:date>
    <meta:document-statistic meta:table-count="2" meta:image-count="5" meta:object-count="0" meta:page-count="4" meta:paragraph-count="108" meta:word-count="813" meta:character-count="5441" meta:non-whitespace-character-count="4720"/>
    <meta:template xlink:type="simple" xlink:actuate="onRequest" xlink:title="nta_whitepaper" xlink:href="../../../../../../../.config/libreoffice/4/user/template/nta_whitepaper.ott" meta:date="2015-03-19T19:25:34.327725098"/>
  </office:meta>
</office:document-meta>
</file>